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741b47"/>
    </style:style>
    <style:style style:name="P2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741b47"/>
    </style:style>
    <style:style style:name="T6" style:family="text">
      <style:text-properties fo:color="#741b47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PLICATIONS COMMENT J’AI PARSE LISTINGS</text:span></text:p>
      <text:list xml:id="list2735683675" text:style-name="WWNum1">
        <text:list-item>
          <text:p text:style-name="P3">J’ai ajouté des entities pour host response time/property type/room type/ cancellation policy</text:p>
        </text:list-item>
        <text:list-item>
          <text:p text:style-name="P3">j’ai nettoyé la data</text:p>
        </text:list-item>
        <text:list-item>
          <text:p text:style-name="P3">j’ai changé le delimiter par ‘|’ (que j’ai enlevé de partout ailleurs) pour qu’il ne confonde pas avec les virgules <text:span text:style-name="T3">REMARQUE: dans mon fichier jupyter le code pour changer le delimiter est avant le code qui clean</text:span></text:p>
        </text:list-item>
        <text:list-item>
          <text:p text:style-name="P3">j’ai aussi enlevé tous les enter des lignes pour qu’il confonde pas avec non plus</text:p>
        </text:list-item>
        <text:list-item>
          <text:p text:style-name="P3">l’idée c’était de faire ça avec après <text:a xlink:type="simple" xlink:href="https://stackoverflow.com/questions/12618232/copy-a-few-of-the-columns-of-a-csv-file-into-a-table" text:style-name="ListLabel_20_19" text:visited-style-name="ListLabel_20_19"><text:span text:style-name="T4">https://stackoverflow.com/questions/12618232/copy-a-few-of-the-columns-of-a-csv-file-into-a-table</text:span></text:a></text:p>
        </text:list-item>
        <text:list-item>
          <text:p text:style-name="P3">donc ma temporary table est </text:p>
        </text:list-item>
      </text:list>
      <text:p text:style-name="Standard"><text:span text:style-name="T5">CREATE TEMPORARY TABLE t (id INTEGER, <text:s text:c="143"/></text:span></text:p>
      <text:p text:style-name="Standard"><text:span text:style-name="T5">listing_url CHAR(40), <text:s text:c="158"/></text:span></text:p>
      <text:p text:style-name="Standard"><text:span text:style-name="T5">listing_name CHAR(90), <text:s text:c="158"/></text:span></text:p>
      <text:p text:style-name="Standard"><text:span text:style-name="T5">summary CHAR(1000), <text:s text:c="162"/></text:span></text:p>
      <text:p text:style-name="Standard"><text:span text:style-name="T5">space CHAR(1000), <text:s text:c="164"/></text:span></text:p>
      <text:p text:style-name="Standard"><text:span text:style-name="T5">description CHAR(1000), <text:s text:c="5"/><text:tab/> </text:span></text:p>
      <text:p text:style-name="Standard"><text:span text:style-name="T5">neighborhood_overview CHAR(1000), <text:s text:c="64"/></text:span></text:p>
      <text:p text:style-name="Standard"><text:span text:style-name="T5">notes CHAR(1000),</text:span></text:p>
      <text:p text:style-name="Standard"><text:span text:style-name="T5">transit CHAR(1000),</text:span></text:p>
      <text:p text:style-name="Standard"><text:span text:style-name="T5">listing_access CHAR(1000),</text:span></text:p>
      <text:p text:style-name="Standard"><text:span text:style-name="T5">interaction CHAR(1000), <text:s text:c="158"/></text:span></text:p>
      <text:p text:style-name="Standard"><text:span text:style-name="T5">house_rules CHAR(1000),</text:span></text:p>
      <text:p text:style-name="Standard"><text:span text:style-name="T5">picture_url CHAR(120),</text:span></text:p>
      <text:p text:style-name="Standard"><text:span text:style-name="T5">host_id INTEGER,</text:span></text:p>
      <text:p text:style-name="Standard"><text:span text:style-name="T5">host_url CHAR(50),</text:span></text:p>
      <text:p text:style-name="Standard"><text:span text:style-name="T5">host_name CHAR(35),</text:span></text:p>
      <text:p text:style-name="Standard"><text:span text:style-name="T5">host_since DATE,</text:span></text:p>
      <text:p text:style-name="Standard"><text:span text:style-name="T5">host_about CHAR(5730),</text:span></text:p>
      <text:p text:style-name="Standard"><text:soft-page-break/><text:span text:style-name="T5">host_response_rate INTEGER,</text:span></text:p>
      <text:p text:style-name="Standard"><text:span text:style-name="T5">host_thumbnail_url CHAR(110),</text:span></text:p>
      <text:p text:style-name="Standard"><text:span text:style-name="T5">host_picture_url CHAR(110),</text:span></text:p>
      <text:p text:style-name="Standard"><text:span text:style-name="T5">neighbourhood CHAR(35),</text:span></text:p>
      <text:p text:style-name="Standard"><text:span text:style-name="T5">city CHAR(20),</text:span></text:p>
      <text:p text:style-name="Standard"><text:span text:style-name="T5">country_code CHAR(2),</text:span></text:p>
      <text:p text:style-name="Standard"><text:span text:style-name="T5">country CHAR(20),</text:span></text:p>
      <text:p text:style-name="Standard"><text:span text:style-name="T5">latitude REAL,</text:span></text:p>
      <text:p text:style-name="Standard"><text:span text:style-name="T5">longitude REAL,</text:span></text:p>
      <text:p text:style-name="Standard"><text:span text:style-name="T5">accomodates INTEGER,</text:span></text:p>
      <text:p text:style-name="Standard"><text:span text:style-name="T5">bathrooms INTEGER,</text:span></text:p>
      <text:p text:style-name="Standard"><text:span text:style-name="T5">bedrooms INTEGER,</text:span></text:p>
      <text:p text:style-name="Standard"><text:span text:style-name="T5">beds INTEGER,</text:span></text:p>
      <text:p text:style-name="Standard"><text:span text:style-name="T5">square_feet INTEGER,</text:span></text:p>
      <text:p text:style-name="Standard"><text:span text:style-name="T5">price INTEGER,</text:span></text:p>
      <text:p text:style-name="Standard"><text:span text:style-name="T5">weekly_price INTEGER,</text:span></text:p>
      <text:p text:style-name="Standard"><text:span text:style-name="T5">monthly_price INTEGER,</text:span></text:p>
      <text:p text:style-name="Standard"><text:span text:style-name="T5">security_deposit INTEGER,</text:span></text:p>
      <text:p text:style-name="Standard"><text:span text:style-name="T5">cleaning_fee INTEGER,</text:span></text:p>
      <text:p text:style-name="Standard"><text:span text:style-name="T5">guests_included INTEGER,</text:span></text:p>
      <text:p text:style-name="Standard"><text:span text:style-name="T5">extra_people INTEGER,</text:span></text:p>
      <text:p text:style-name="Standard"><text:span text:style-name="T5">minimum_nights INTEGER,</text:span></text:p>
      <text:p text:style-name="Standard"><text:span text:style-name="T5">maximum_nights INTEGER,</text:span></text:p>
      <text:p text:style-name="Standard"><text:span text:style-name="T5">review_scores_rating INTEGER,</text:span></text:p>
      <text:p text:style-name="Standard"><text:span text:style-name="T5">review_scores_accuracy INTEGER,</text:span></text:p>
      <text:p text:style-name="Standard"><text:span text:style-name="T5">review_scores_cleanliness INTEGER,</text:span></text:p>
      <text:p text:style-name="Standard"><text:soft-page-break/><text:span text:style-name="T5">review_scores_checking INTEGER,</text:span></text:p>
      <text:p text:style-name="Standard"><text:span text:style-name="T5">review_scores_communication INTEGER,</text:span></text:p>
      <text:p text:style-name="Standard"><text:span text:style-name="T5">revier_scores_location INTEGER,</text:span></text:p>
      <text:p text:style-name="Standard"><text:span text:style-name="T5">review_scores_value INTEGER,</text:span></text:p>
      <text:p text:style-name="Standard"><text:span text:style-name="T5">review_scores_is_business_travel_ready CHAR(1),</text:span></text:p>
      <text:p text:style-name="Standard"><text:span text:style-name="T5">require_guest_profile_picture CHAR(1),</text:span></text:p>
      <text:p text:style-name="Standard"><text:span text:style-name="T5">require_guest_phone_verification CHAR(1));</text:span></text:p>
      <text:p text:style-name="Standard">remarque: J’ai fait une for loop pour get la taille maximale de tous les trucs CHAR</text:p>
      <text:p text:style-name="Standard"/>
      <text:p text:style-name="Standard">7) l’étape d’après était de push la data dedans</text:p>
      <text:p text:style-name="Standard"/>
      <text:p text:style-name="Standard"><text:span text:style-name="T6">\copy t (id, listing_url, listing_name, summary, space, description, neighborhood_overview, notes, transit, listing_access, interaction, house_rules, picture_url, host_id, host_url, host_name, host_since, host_about, host_response_rate, host_thumbnail_url, host_picture_url, neighbourhood, city, country_code, country, latitude, longitude, accomodates, bathrooms, bedrooms, beds, square_feet, price, weekly_price, monthly_price, security_deposit, cleaning_fee, guests_included, extra_people, minimum_nights, maximum_nights, review_scores_rating, review_scores_accuracy , review_scores_cleanliness, review_scores_checking, review_scores_communication, revier_scores_location, review_scores_value, review_scores_is_business_travel_ready, require_guest_profile_picture, require_guest_phone_verification)</text:span></text:p>
      <text:p text:style-name="Standard"><text:span text:style-name="T6">from ‘/path’</text:span></text:p>
      <text:p text:style-name="Standard"><text:span text:style-name="T6">with(format csv, delimiter ‘|’);</text:span></text:p>
      <text:p text:style-name="Standard">remarque: ‘’ est version joli, faudra les écrire à la main au terminal pour qu’ils soient version compréhensible pour le terminal</text:p>
      <text:p text:style-name="P1"/>
      <text:p text:style-name="Standard"><text:span text:style-name="T1">DONC MAINTENANT:</text:span></text:p>
      <text:list xml:id="list3495038831" text:style-name="WWNum2">
        <text:list-item>
          <text:p text:style-name="P4">il faudrait qu’on se mette d’accord si le Diagram est bon</text:p>
        </text:list-item>
        <text:list-item>
          <text:p text:style-name="P4">si oui, générer les tables (avec les bonnes quantités, genre les mêmes que ceux de la table dessus et tout) -&gt;</text:p>
        </text:list-item>
      </text:list>
      <text:p text:style-name="P5">quand j’aurai les tables je vais pouvoir savoir comment parse les trucs qui me restent (entre autre les amenities et les autres qui sont sous forme de tableau etc)</text:p>
      <text:list xml:id="list123206702060831" text:continue-numbering="true" text:style-name="WWNum2">
        <text:list-item>
          <text:p text:style-name="P4">quand les tables seront bien je vous enverrai les commandes pour remplir la database qui seront à copier coller</text:p>
        </text:list-item>
        <text:list-item>
          <text:p text:style-name="P4">faires les queries</text:p>
        </text:list-item>
        <text:list-item>
          <text:p text:style-name="P4">faire le visuel (avec java fx?) (lui j’avoue je gère pas du tout)</text:p>
        </text:list-item>
        <text:list-item>
          <text:p text:style-name="P4">le rapport</text:p>
        </text:list-item>
        <text:list-item>
          <text:p text:style-name="P4">tada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3" meta:word-count="412" meta:character-count="4524" meta:non-whitespace-character-count="3175"/>
    <meta:generator>LibreOfficeDev/6.0.5.2$Linux_X86_64 LibreOffice_project/</meta:generator>
  </office:meta>
</office:document-meta>
</file>